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herif" svg:font-family="'Liberation Sherif'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paragraph-rsid="000b1bd5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Preformatted_20_Text">
      <style:paragraph-properties fo:margin-top="0cm" fo:margin-bottom="0.499cm" style:contextual-spacing="false"/>
    </style:style>
    <style:style style:name="P5" style:family="paragraph" style:parent-style-name="Heading_20_3">
      <style:text-properties officeooo:paragraph-rsid="000b1bd5"/>
    </style:style>
    <style:style style:name="P6" style:family="paragraph" style:parent-style-name="Preformatted_20_Text">
      <style:paragraph-properties fo:margin-top="0cm" fo:margin-bottom="0.499cm" style:contextual-spacing="false"/>
      <style:text-properties officeooo:paragraph-rsid="000b1bd5"/>
    </style:style>
    <style:style style:name="P7" style:family="paragraph" style:parent-style-name="Preformatted_20_Text">
      <style:paragraph-properties fo:margin-top="0cm" fo:margin-bottom="0.499cm" style:contextual-spacing="false"/>
      <style:text-properties officeooo:paragraph-rsid="000b5a04"/>
    </style:style>
    <style:style style:name="P8" style:family="paragraph" style:parent-style-name="Text_20_body">
      <style:text-properties officeooo:paragraph-rsid="000b5a04"/>
    </style:style>
    <style:style style:name="T1" style:family="text">
      <style:text-properties fo:font-size="16pt" style:text-underline-style="solid" style:text-underline-width="auto" style:text-underline-color="font-color" officeooo:rsid="000b1bd5" style:font-size-asian="16pt" style:font-size-complex="16pt"/>
    </style:style>
    <style:style style:name="T2" style:family="text">
      <style:text-properties style:text-position="super 58%" fo:font-size="16pt" style:text-underline-style="solid" style:text-underline-width="auto" style:text-underline-color="font-color" officeooo:rsid="000b1bd5" style:font-size-asian="16pt" style:font-size-complex="16pt"/>
    </style:style>
    <style:style style:name="T3" style:family="text">
      <style:text-properties style:text-position="0% 100%" fo:font-size="16pt" style:text-underline-style="solid" style:text-underline-width="auto" style:text-underline-color="font-color" officeooo:rsid="000b1bd5" style:font-size-asian="16pt" style:font-size-complex="16pt"/>
    </style:style>
    <style:style style:name="T4" style:family="text">
      <style:text-properties officeooo:rsid="000b1bd5"/>
    </style:style>
    <style:style style:name="T5" style:family="text">
      <style:text-properties style:font-name="Liberation Serif" fo:font-size="12pt" fo:font-weight="bold" officeooo:rsid="000b5a04" style:font-size-asian="12pt" style:font-weight-asian="bold" style:font-size-complex="12pt" style:font-weight-complex="bold"/>
    </style:style>
    <style:style style:name="T6" style:family="text">
      <style:text-properties style:font-name="Liberation Mono" fo:font-size="10pt" fo:font-weight="normal" officeooo:rsid="000b5a04" style:font-size-asian="10pt" style:font-weight-asian="normal" style:font-size-complex="10pt" style:font-weight-complex="normal"/>
    </style:style>
    <style:style style:name="T7" style:family="text">
      <style:text-properties style:font-name="Liberation Serif" fo:font-size="10pt" fo:font-weight="normal" officeooo:rsid="000b5a04" style:font-size-asian="10pt" style:font-weight-asian="normal" style:font-size-complex="10pt" style:font-weight-complex="normal"/>
    </style:style>
    <style:style style:name="T8" style:family="text">
      <style:text-properties style:font-name="Liberation Serif" fo:font-size="16pt" style:text-underline-style="solid" style:text-underline-width="auto" style:text-underline-color="font-color" fo:font-weight="bold" officeooo:rsid="000b5a04" style:font-size-asian="16pt" style:font-weight-asian="bold" style:font-size-complex="16pt" style:font-weight-complex="bold"/>
    </style:style>
    <style:style style:name="T9" style:family="text">
      <style:text-properties style:text-position="super 58%" style:font-name="Liberation Serif" fo:font-size="16pt" style:text-underline-style="solid" style:text-underline-width="auto" style:text-underline-color="font-color" fo:font-weight="bold" officeooo:rsid="000b5a04" style:font-size-asian="16pt" style:font-weight-asian="bold" style:font-size-complex="16pt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1">1</text:span></text:span><text:span text:style-name="Strong_20_Emphasis"><text:span text:style-name="T2">er</text:span></text:span><text:span text:style-name="Strong_20_Emphasis"><text:span text:style-name="T3"> Algorithme :</text:span></text:span></text:p>
      <text:p text:style-name="Text_20_body"><text:span text:style-name="Strong_20_Emphasis">Algorithme de Chiffrement par Substitution Dynamique</text:span></text:p>
      <text:p text:style-name="Text_20_body">Cet algorithme est un algorithme de chiffrement par substitution. Il substitue chaque lettre d'un texte clair par une lettre différente, selon une position dans un alphabet désordonné (keyRight) mappée à un autre alphabet désordonné (keyLeft).</text:p>
      <text:p text:style-name="Text_20_body">Chaque clé est constituée de deux alphabets désordonnés contenant les 26 lettres de l'alphabet (A-Z), sans répétition.</text:p>
      <text:h text:style-name="Heading_20_3" text:outline-level="3">Espace de Clés</text:h>
      <text:p text:style-name="Text_20_body">Le nombre de permutations possibles pour un alphabet de 26 lettres est de 26! (factorielle de 26), soit approximativement :</text:p>
      <text:p text:style-name="Text_20_body">26! ≈ 4 × 10⁶</text:p>
      <text:p text:style-name="Text_20_body">Comme il y a deux alphabets (keyLeft et keyRight), le nombre total de clés possibles est :</text:p>
      <text:p text:style-name="Text_20_body">(26!)² ≈ 1.6 × 10⁵³</text:p>
      <text:p text:style-name="Text_20_body">L’espace de clés est donc immense, rendant une attaque exhaustive (brute-force) totalement impraticable.</text:p>
      <text:h text:style-name="Heading_20_3" text:outline-level="3">Résistance à l'Analyse</text:h>
      <text:p text:style-name="Text_20_body">Les permutations dynamiques après chaque lettre empêchent l’analyse de fréquence classique, qui est très efficace contre les chiffrements simples comme celui de César.</text:p>
      <text:h text:style-name="Heading_20_3" text:outline-level="3">Qualités de l’Algorithme</text:h>
      <text:list text:style-name="L1">
        <text:list-item>
          <text:p text:style-name="P2"><text:span text:style-name="Strong_20_Emphasis">Didactique</text:span> : <text:span text:style-name="T4">Algorithme simple pour voir</text:span> les concepts de substitution, <text:span text:style-name="T4">et de</text:span> permutation.</text:p>
        </text:list-item>
        <text:list-item>
          <text:p text:style-name="P2"><text:span text:style-name="Strong_20_Emphasis">Résistant à l'analyse de fréquence</text:span> grâce à l’évolution des clés après chaque lettre.</text:p>
        </text:list-item>
        <text:list-item>
          <text:p text:style-name="P2"><text:span text:style-name="Strong_20_Emphasis">Implémentation simple</text:span> en Python.</text:p>
        </text:list-item>
        <text:list-item>
          <text:p text:style-name="P2"><text:span text:style-name="Strong_20_Emphasis">Large espace de clés</text:span>.</text:p>
        </text:list-item>
      </text:list>
      <text:h text:style-name="Heading_20_3" text:outline-level="3">Limitations</text:h>
      <text:list text:style-name="L2">
        <text:list-item>
          <text:p text:style-name="P3">Ne prend pas en charge les messages binaires ou non textuels.</text:p>
        </text:list-item>
        <text:list-item>
          <text:p text:style-name="P3">Limité à l'alphabet majuscule A-Z.</text:p>
        </text:list-item>
      </text:list>
      <text:h text:style-name="Heading_20_3" text:outline-level="3">Exemple de Déchiffrement</text:h>
      <text:p text:style-name="Text_20_body"><text:span text:style-name="Strong_20_Emphasis">Texte chiffré</text:span> :</text:p>
      <text:p text:style-name="P4"><text:span text:style-name="Source_20_Text">PJMNEAJFCDJPMXVMTAQUARKNPZDMWOSEOLMQBGBZTGPTHUHYSOVDLXEYAPUYYNLKAWETEBMLAWBFFPDGVKGKUBTRYDJIVEACLBYVLOLRJROQCHMQHSILAKWJCNDLQSXBOMNKFXSFKDGVDLCWQYDNLH</text:span></text:p>
      <text:p text:style-name="Text_20_body"><text:span text:style-name="Strong_20_Emphasis">Texte déchiffré</text:span> :</text:p>
      <text:p text:style-name="P4"><text:span text:style-name="Source_20_Text">I SEE A RED DOOR AND I WANT IT PAINTED BLACK NO COLORS ANYMORE I WANT THEM TO TURN BLACK I SEE THE GIRLS WALK BY DRESSED IN THEIR SUMMER CLOTHES I HAVE TO TURN MY HEAD UNTIL MY DARKNESS GOES</text:span></text:p>
      <text:h text:style-name="P5" text:outline-level="3"><text:soft-page-break/>Exemple de Chiffrement</text:h>
      <text:p text:style-name="P1"><text:span text:style-name="Strong_20_Emphasis">Texte </text:span><text:span text:style-name="Strong_20_Emphasis"><text:span text:style-name="T4">déchiffré</text:span></text:span> :</text:p>
      <text:p text:style-name="P6"><text:span text:style-name="Source_20_Text">MEET ME AT MIDNIGHT BY THE OLD CLOCK TOWER </text:span></text:p>
      <text:p text:style-name="P1"><text:span text:style-name="Strong_20_Emphasis">Texte chiffré</text:span> :</text:p>
      <text:p text:style-name="P6"><text:span text:style-name="Source_20_Text">QVCLPLBGUNKYLAOLSJJRONAODIZQAMKYGT </text:span></text:p>
      <text:p text:style-name="P6"><text:span text:style-name="Source_20_Text"/></text:p>
      <text:p text:style-name="P7"><text:span text:style-name="Source_20_Text"><text:span text:style-name="T5">KeyLeft : </text:span></text:span></text:p>
      <text:p text:style-name="P7"><text:span text:style-name="Source_20_Text"><text:span text:style-name="T6">QWERTYUIOPASDFGHJKLZXCVBNM</text:span></text:span><text:span text:style-name="Source_20_Text"><text:span text:style-name="T7"> </text:span></text:span></text:p>
      <text:p text:style-name="P7"><text:span text:style-name="Source_20_Text"><text:span text:style-name="T5">KeyRight :</text:span></text:span></text:p>
      <text:p text:style-name="P7"><text:span text:style-name="Source_20_Text"><text:span text:style-name="T6">MNBVCXZLKJHGFDSAPOIUYTREWQ </text:span></text:span></text:p>
      <text:p text:style-name="P7"><text:span text:style-name="Source_20_Text"><text:span text:style-name="T6"/></text:span></text:p>
      <text:p text:style-name="P8"><text:span text:style-name="Strong_20_Emphasis"><text:span text:style-name="T8">2</text:span></text:span><text:span text:style-name="Strong_20_Emphasis"><text:span text:style-name="T9">ème</text:span></text:span><text:span text:style-name="Strong_20_Emphasis"><text:span text:style-name="T8"> Algorithme :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herif" svg:font-family="'Liberation Sherif'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01T17:33:45.829000000</meta:creation-date>
    <dc:date>2025-05-01T17:55:15.070000000</dc:date>
    <meta:editing-duration>PT8M41S</meta:editing-duration>
    <meta:editing-cycles>1</meta:editing-cycles>
    <meta:document-statistic meta:table-count="0" meta:image-count="0" meta:object-count="0" meta:page-count="2" meta:paragraph-count="35" meta:word-count="293" meta:character-count="1962" meta:non-whitespace-character-count="1709"/>
    <meta:generator>LibreOffice/24.8.5.2$Windows_X86_64 LibreOffice_project/fddf2685c70b461e7832239a0162a77216259f22</meta:generator>
  </office:meta>
</office:document-meta>
</file>